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00%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rje Page</text:p>
      <text:p text:style-name="P1">Data Analytics Reflect Activity</text:p>
      <text:p text:style-name="P1"/>
      <text:p text:style-name="P1">I'm really excited about learning how to use old and new tools in this new area of Data Analytics. <text:s/>I've spent my career creating and maintaining solutions that collect, summarize, and disseminate data. <text:s/>I believe this program will teach me how to access the full potential of the data that I've been collecting. </text:p>
      <text:p text:style-name="P1">I’ve worked with several programming languages and I’m excited about picking up a new language. <text:s text:c="3"/>Python appears to be a new favorite with coders and the preferred language of Data Analytics. <text:s/>In addition to adding it to my toolbox, I am curious to understand the draw to this language.</text:p>
      <text:p text:style-name="P1">I’m pretty confident in the database realm. <text:s/>I’ve used SQL relational databases for several years and can’t imagine a database that is not relational. <text:s/>I know that MongoDB is a popular non-relational database, and I’m excited to find out where and when to use this kind of tool.</text:p>
      <text:p text:style-name="P1">It is my hope that when I complete this course, I will know how to analyze data to create predictive mathematical models to guide decision making. <text:s text:c="2"/>Who doesn’t want to see the future? I am most excited about learning a framework of tools and practices, Machine Learning perhaps, to get to this level of competency.</text:p>
      <text:p text:style-name="P1">It’s been my experience that growing your tool knowledge and skill set is a multiplier in your career work. <text:s text:c="2"/>I have no doubt that what I learn will allow me to create solutions that were previously not possible for me or at least perform my duties more efficiently. <text:s/>My new view of what can be done with data should open up new possibilities for the clients that I serve and the data that they have been collecting. <text:s/>Finally, my newly acquired skills and knowledge will guarantee that I am marketable in this emerging area of I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307" meta:character-count="1764" meta:non-whitespace-character-count="1449"/>
    <meta:generator>LibreOfficeDev/6.0.5.2$Linux_X86_64 LibreOffice_project/</meta:generator>
  </office:meta>
</office:document-meta>
</file>